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paragraph-properties fo:text-align="start" style:justify-single-word="false"/>
    </style:style>
    <style:style style:name="P3" style:family="paragraph" style:parent-style-name="Heading_20_3">
      <style:paragraph-properties fo:text-align="justify" style:justify-single-word="false"/>
    </style:style>
    <style:style style:name="P4" style:family="paragraph" style:parent-style-name="Heading_20_3">
      <style:paragraph-properties fo:text-align="start" style:justify-single-word="false"/>
      <style:text-properties fo:font-weight="bold"/>
    </style:style>
    <style:style style:name="P5" style:family="paragraph" style:parent-style-name="List_20_Contents" style:list-style-name="L5">
      <style:paragraph-properties fo:margin-top="0cm" fo:margin-bottom="0.499cm" loext:contextual-spacing="false"/>
    </style:style>
    <style:style style:name="P6" style:family="paragraph" style:parent-style-name="List_20_Heading" style:list-style-name="L5">
      <style:paragraph-properties fo:margin-top="0cm" fo:margin-bottom="0.499cm" loext:contextual-spacing="false"/>
    </style:style>
    <style:style style:name="P7" style:family="paragraph" style:parent-style-name="Preformatted_20_Text">
      <loext:graphic-properties draw:fill="solid" draw:fill-color="#23241f" draw:opacity="100%"/>
      <style:paragraph-properties fo:background-color="#23241f"/>
      <style:text-properties fo:color="#f8f8f2"/>
    </style:style>
    <style:style style:name="P8" style:family="paragraph" style:parent-style-name="Preformatted_20_Text">
      <loext:graphic-properties draw:fill="solid" draw:fill-color="#23241f" draw:opacity="100%"/>
      <style:paragraph-properties fo:text-align="justify" style:justify-single-word="false" fo:background-color="#23241f"/>
      <style:text-properties fo:color="#f8f8f2"/>
    </style:style>
    <style:style style:name="P9" style:family="paragraph" style:parent-style-name="Preformatted_20_Text">
      <loext:graphic-properties draw:fill="solid" draw:fill-color="#23241f" draw:opacity="100%"/>
      <style:paragraph-properties fo:background-color="#23241f"/>
      <style:text-properties fo:color="#75715e"/>
    </style:style>
    <style:style style:name="P10" style:family="paragraph" style:parent-style-name="Preformatted_20_Text">
      <loext:graphic-properties draw:fill="solid" draw:fill-color="#23241f" draw:opacity="100%"/>
      <style:paragraph-properties fo:text-align="justify" style:justify-single-word="false" fo:background-color="#23241f"/>
      <style:text-properties fo:color="#75715e"/>
    </style:style>
    <style:style style:name="P11" style:family="paragraph" style:parent-style-name="Preformatted_20_Text">
      <loext:graphic-properties draw:fill="solid" draw:fill-color="#23241f" draw:opacity="100%"/>
      <style:paragraph-properties fo:background-color="#23241f"/>
    </style:style>
    <style:style style:name="P12" style:family="paragraph" style:parent-style-name="Preformatted_20_Text">
      <loext:graphic-properties draw:fill="solid" draw:fill-color="#23241f" draw:opacity="100%"/>
      <style:paragraph-properties fo:text-align="justify" style:justify-single-word="false" fo:background-color="#23241f"/>
    </style:style>
    <style:style style:name="P13" style:family="paragraph" style:parent-style-name="Preformatted_20_Text">
      <style:paragraph-properties fo:margin-top="0cm" fo:margin-bottom="0.499cm" loext:contextual-spacing="false"/>
    </style:style>
    <style:style style:name="P14" style:family="paragraph" style:parent-style-name="Preformatted_20_Text">
      <loext:graphic-properties draw:fill="solid" draw:fill-color="#23241f" draw:opacity="100%"/>
      <style:paragraph-properties fo:margin-top="0cm" fo:margin-bottom="0.499cm" loext:contextual-spacing="false" fo:background-color="#23241f"/>
      <style:text-properties fo:color="#f8f8f2"/>
    </style:style>
    <style:style style:name="P15" style:family="paragraph" style:parent-style-name="Preformatted_20_Text">
      <loext:graphic-properties draw:fill="solid" draw:fill-color="#23241f" draw:opacity="100%"/>
      <style:paragraph-properties fo:margin-top="0cm" fo:margin-bottom="0.499cm" loext:contextual-spacing="false" fo:text-align="justify" style:justify-single-word="false" fo:background-color="#23241f"/>
      <style:text-properties fo:color="#f8f8f2"/>
    </style:style>
    <style:style style:name="P16" style:family="paragraph" style:parent-style-name="Preformatted_20_Text">
      <loext:graphic-properties draw:fill="solid" draw:fill-color="#23241f" draw:opacity="100%"/>
      <style:paragraph-properties fo:margin-top="0cm" fo:margin-bottom="0.499cm" loext:contextual-spacing="false" fo:background-color="#23241f"/>
    </style:style>
    <style:style style:name="P17" style:family="paragraph" style:parent-style-name="Preformatted_20_Text">
      <style:paragraph-properties fo:margin-left="0cm" fo:margin-right="0cm" fo:margin-top="0cm" fo:margin-bottom="0cm" loext:contextual-spacing="false" fo:text-indent="0cm" style:auto-text-indent="false"/>
      <style:text-properties loext:padding="0cm" loext:border="none"/>
    </style:style>
    <style:style style:name="P18" style:family="paragraph" style:parent-style-name="Preformatted_20_Text">
      <style:paragraph-properties fo:margin-top="0cm" fo:margin-bottom="0cm" loext:contextual-spacing="false"/>
      <style:text-properties loext:padding="0cm" loext:border="non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font-weight="bold"/>
    </style:style>
    <style:style style:name="P21" style:family="paragraph" style:parent-style-name="Standard">
      <style:paragraph-properties fo:text-align="center" style:justify-single-word="false"/>
    </style:style>
    <style:style style:name="P22" style:family="paragraph" style:parent-style-name="Standard">
      <style:paragraph-properties fo:margin-top="0cm" fo:margin-bottom="0.499cm" loext:contextual-spacing="false"/>
    </style:style>
    <style:style style:name="P23" style:family="paragraph" style:parent-style-name="Standard">
      <style:paragraph-properties fo:margin-top="0cm" fo:margin-bottom="0.499cm" loext:contextual-spacing="false"/>
      <style:text-properties fo:font-weight="bold"/>
    </style:style>
    <style:style style:name="P24" style:family="paragraph" style:parent-style-name="Standard">
      <style:paragraph-properties fo:margin-top="0cm" fo:margin-bottom="0.499cm" loext:contextual-spacing="false" fo:text-align="justify" style:justify-single-word="false"/>
      <style:text-properties fo:font-weight="bold"/>
    </style:style>
    <style:style style:name="P25" style:family="paragraph" style:parent-style-name="Standard">
      <style:paragraph-properties fo:margin-top="0cm" fo:margin-bottom="0.499cm" loext:contextual-spacing="false" fo:text-align="justify" style:justify-single-word="false"/>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paragraph-properties fo:text-align="start"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text-properties fo:font-weight="bold"/>
    </style:style>
    <style:style style:name="P36" style:family="paragraph" style:parent-style-name="Text_20_body">
      <style:paragraph-properties fo:text-align="justify" style:justify-single-word="false"/>
      <style:text-properties fo:font-weight="bold"/>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0"/>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list-style-name="L17"/>
    <style:style style:name="P47" style:family="paragraph" style:parent-style-name="Text_20_body" style:list-style-name="L18"/>
    <style:style style:name="P48" style:family="paragraph" style:parent-style-name="Text_20_body" style:list-style-name="L19"/>
    <style:style style:name="P49" style:family="paragraph" style:parent-style-name="Text_20_body" style:list-style-name="L20"/>
    <style:style style:name="P50" style:family="paragraph" style:parent-style-name="Text_20_body" style:list-style-name="L21"/>
    <style:style style:name="P51" style:family="paragraph" style:parent-style-name="Text_20_body">
      <style:paragraph-properties fo:margin-top="0cm" fo:margin-bottom="0cm" loext:contextual-spacing="false"/>
    </style:style>
    <style:style style:name="P52" style:family="paragraph" style:parent-style-name="Text_20_body" style:list-style-name="L7">
      <style:paragraph-properties fo:margin-top="0cm" fo:margin-bottom="0cm" loext:contextual-spacing="false"/>
    </style:style>
    <style:style style:name="P53" style:family="paragraph" style:parent-style-name="Text_20_body">
      <style:paragraph-properties fo:margin-top="0cm" fo:margin-bottom="0cm" loext:contextual-spacing="false" fo:text-align="start" style:justify-single-word="false"/>
    </style:style>
    <style:style style:name="P54" style:family="paragraph" style:parent-style-name="Text_20_body">
      <style:paragraph-properties fo:margin-top="0cm" fo:margin-bottom="0cm" loext:contextual-spacing="false" fo:text-align="justify" style:justify-single-word="false"/>
    </style:style>
    <style:style style:name="P55" style:family="paragraph" style:parent-style-name="Text_20_body">
      <style:paragraph-properties fo:margin-top="0cm" fo:margin-bottom="0cm" loext:contextual-spacing="false"/>
      <style:text-properties fo:background-color="#ffffff"/>
    </style:style>
    <style:style style:name="P56" style:family="paragraph" style:parent-style-name="Text_20_body">
      <style:paragraph-properties fo:margin-top="0cm" fo:margin-bottom="0cm" loext:contextual-spacing="false" fo:text-align="center" style:justify-single-word="false"/>
    </style:style>
    <style:style style:name="P57" style:family="paragraph" style:parent-style-name="Text_20_body">
      <style:paragraph-properties fo:margin-top="0cm" fo:margin-bottom="0cm" loext:contextual-spacing="false"/>
      <style:text-properties fo:background-color="#eeeeee"/>
    </style:style>
    <style:style style:name="P58" style:family="paragraph" style:parent-style-name="Text_20_body">
      <style:paragraph-properties fo:margin-top="0cm" fo:margin-bottom="0cm" loext:contextual-spacing="false"/>
      <style:text-properties fo:font-weight="bold"/>
    </style:style>
    <style:style style:name="P59" style:family="paragraph" style:parent-style-name="Text_20_body">
      <style:paragraph-properties fo:margin-top="0cm" fo:margin-bottom="0cm" loext:contextual-spacing="false" fo:text-align="justify" style:justify-single-word="false"/>
      <style:text-properties fo:font-weight="bold"/>
    </style:style>
    <style:style style:name="P60" style:family="paragraph" style:parent-style-name="Text_20_body" style:list-style-name="L8">
      <style:paragraph-properties fo:margin-top="0cm" fo:margin-bottom="0cm" loext:contextual-spacing="false"/>
    </style:style>
    <style:style style:name="P61" style:family="paragraph" style:parent-style-name="Text_20_body" style:list-style-name="L10">
      <style:paragraph-properties fo:margin-top="0cm" fo:margin-bottom="0cm" loext:contextual-spacing="false"/>
    </style:style>
    <style:style style:name="P62" style:family="paragraph" style:parent-style-name="Text_20_body" style:list-style-name="L11">
      <style:paragraph-properties fo:margin-top="0cm" fo:margin-bottom="0cm" loext:contextual-spacing="false"/>
    </style:style>
    <style:style style:name="P63" style:family="paragraph" style:parent-style-name="Text_20_body" style:list-style-name="L13">
      <style:paragraph-properties fo:margin-top="0cm" fo:margin-bottom="0cm" loext:contextual-spacing="false"/>
    </style:style>
    <style:style style:name="P64" style:family="paragraph" style:parent-style-name="Text_20_body" style:list-style-name="L14">
      <style:paragraph-properties fo:margin-top="0cm" fo:margin-bottom="0cm" loext:contextual-spacing="false"/>
    </style:style>
    <style:style style:name="P65" style:family="paragraph" style:parent-style-name="Text_20_body" style:list-style-name="L15">
      <style:paragraph-properties fo:margin-top="0cm" fo:margin-bottom="0cm" loext:contextual-spacing="false"/>
    </style:style>
    <style:style style:name="P66" style:family="paragraph" style:parent-style-name="Text_20_body" style:list-style-name="L16">
      <style:paragraph-properties fo:margin-top="0cm" fo:margin-bottom="0cm" loext:contextual-spacing="false"/>
    </style:style>
    <style:style style:name="P67" style:family="paragraph" style:parent-style-name="Text_20_body" style:list-style-name="L17">
      <style:paragraph-properties fo:margin-top="0cm" fo:margin-bottom="0cm" loext:contextual-spacing="false"/>
    </style:style>
    <style:style style:name="P68" style:family="paragraph" style:parent-style-name="Text_20_body" style:list-style-name="L19">
      <style:paragraph-properties fo:margin-top="0cm" fo:margin-bottom="0cm" loext:contextual-spacing="false"/>
    </style:style>
    <style:style style:name="P69" style:family="paragraph" style:parent-style-name="Text_20_body" style:list-style-name="L20">
      <style:paragraph-properties fo:margin-top="0cm" fo:margin-bottom="0cm" loext:contextual-spacing="false"/>
    </style:style>
    <style:style style:name="P70" style:family="paragraph" style:parent-style-name="Text_20_body" style:list-style-name="L21">
      <style:paragraph-properties fo:margin-top="0cm" fo:margin-bottom="0cm" loext:contextual-spacing="false"/>
    </style:style>
    <style:style style:name="P71" style:family="paragraph" style:parent-style-name="Text_20_body">
      <style:paragraph-properties fo:margin-left="0cm" fo:margin-right="0cm" fo:text-indent="0cm" style:auto-text-indent="false"/>
    </style:style>
    <style:style style:name="T1" style:family="text">
      <style:text-properties fo:color="#66d9ef"/>
    </style:style>
    <style:style style:name="T2" style:family="text">
      <style:text-properties fo:color="#f8f8f2"/>
    </style:style>
    <style:style style:name="T3" style:family="text">
      <style:text-properties fo:color="#f92672"/>
    </style:style>
    <style:style style:name="T4" style:family="text">
      <style:text-properties fo:color="#660000"/>
    </style:style>
    <style:style style:name="T5" style:family="text">
      <style:text-properties fo:color="#cc0000"/>
    </style:style>
    <style:style style:name="T6" style:family="text">
      <style:text-properties fo:color="#a6e22e"/>
    </style:style>
    <style:style style:name="T7" style:family="text">
      <style:text-properties fo:font-weight="bold"/>
    </style:style>
    <style:style style:name="T8" style:family="text">
      <style:text-properties fo:font-weight="bold" fo:background-color="#cccccc" loext:char-shading-value="0"/>
    </style:style>
    <style:style style:name="T9" style:family="text">
      <style:text-properties fo:font-weight="bold" fo:background-color="#ffffff" loext:char-shading-value="0"/>
    </style:style>
    <style:style style:name="T10" style:family="text">
      <style:text-properties fo:color="#75715e"/>
    </style:style>
    <style:style style:name="T11" style:family="text">
      <style:text-properties fo:color="#e6db74"/>
    </style:style>
    <style:style style:name="T12" style:family="text">
      <style:text-properties fo:background-color="#cccccc" loext:char-shading-value="0"/>
    </style:style>
    <style:style style:name="T13" style:family="text">
      <style:text-properties fo:background-color="#ffffff" loext:char-shading-value="0"/>
    </style:style>
    <style:style style:name="T14" style:family="text">
      <style:text-properties fo:color="#ae81ff"/>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uthentication Tutorial in CakePHP 4</text:h>
      <text:p text:style-name="P51">by <text:a xlink:type="simple" xlink:href="https://onlinewebtutorblog.com/author/admin/" text:style-name="Internet_20_link" text:visited-style-name="Visited_20_Internet_20_Link">Sanjay Kumar</text:a> </text:p>
      <text:section text:style-name="Sect1" text:name="Seção11">
        <text:p text:style-name="Text_20_body"><text:bookmark text:name="ez-toc-container1"/>Table of Contents</text:p>
        <text:list xml:id="list1671748905" text:style-name="L17">
          <text:list-item>
            <text:p text:style-name="P67"><text:a xlink:type="simple" xlink:href="https://onlinewebtutorblog.com/authentication-tutorial-in-cakephp-4/#CakePHP_4x_Installation_at_System" text:style-name="Internet_20_link" text:visited-style-name="Visited_20_Internet_20_Link">CakePHP 4.x Installation at System</text:a></text:p>
          </text:list-item>
          <text:list-item>
            <text:p text:style-name="P67"><text:a xlink:type="simple" xlink:href="https://onlinewebtutorblog.com/authentication-tutorial-in-cakephp-4/#What_are_Components_of_CakePHP_4" text:style-name="Internet_20_link" text:visited-style-name="Visited_20_Internet_20_Link">What are Components of CakePHP 4 ?</text:a></text:p>
          </text:list-item>
          <text:list-item>
            <text:p text:style-name="P67"><text:a xlink:type="simple" xlink:href="https://onlinewebtutorblog.com/authentication-tutorial-in-cakephp-4/#Auth_Component_in_CakePHP_4" text:style-name="Internet_20_link" text:visited-style-name="Visited_20_Internet_20_Link">Auth Component in CakePHP 4</text:a></text:p>
          </text:list-item>
          <text:list-item>
            <text:p text:style-name="P67"><text:a xlink:type="simple" xlink:href="https://onlinewebtutorblog.com/authentication-tutorial-in-cakephp-4/#CakePHP_4_Auth_Component_Configuration" text:style-name="Internet_20_link" text:visited-style-name="Visited_20_Internet_20_Link">CakePHP 4 Auth Component Configuration</text:a></text:p>
          </text:list-item>
          <text:list-item>
            <text:p text:style-name="P67"><text:a xlink:type="simple" xlink:href="https://onlinewebtutorblog.com/authentication-tutorial-in-cakephp-4/#Routes_Views_Controller_of_Auth_Component" text:style-name="Internet_20_link" text:visited-style-name="Visited_20_Internet_20_Link">Routes, Views &amp; Controller of Auth Component</text:a></text:p>
          </text:list-item>
          <text:list-item>
            <text:p text:style-name="P67"><text:a xlink:type="simple" xlink:href="https://onlinewebtutorblog.com/authentication-tutorial-in-cakephp-4/#User_Identification_Methods_-_AuthComponent_CakePHP_4" text:style-name="Internet_20_link" text:visited-style-name="Visited_20_Internet_20_Link">User Identification Methods – AuthComponent CakePHP 4</text:a></text:p>
          </text:list-item>
          <text:list-item>
            <text:p text:style-name="P67"><text:a xlink:type="simple" xlink:href="https://onlinewebtutorblog.com/authentication-tutorial-in-cakephp-4/#Read_Session_Values_of_AuthComponent_CakePHP_4" text:style-name="Internet_20_link" text:visited-style-name="Visited_20_Internet_20_Link">Read Session Values of AuthComponent CakePHP 4</text:a></text:p>
          </text:list-item>
          <text:list-item>
            <text:p text:style-name="P67"><text:a xlink:type="simple" xlink:href="https://onlinewebtutorblog.com/authentication-tutorial-in-cakephp-4/#Allow_Routes_-_Auth_Settings_to_Controller" text:style-name="Internet_20_link" text:visited-style-name="Visited_20_Internet_20_Link">Allow Routes – Auth Settings to Controller</text:a></text:p>
          </text:list-item>
          <text:list-item>
            <text:p text:style-name="P46"><text:a xlink:type="simple" xlink:href="https://onlinewebtutorblog.com/authentication-tutorial-in-cakephp-4/#User_Logout_-_Auth_Component_-_CakePHP_4" text:style-name="Internet_20_link" text:visited-style-name="Visited_20_Internet_20_Link">User Logout – Auth Component – CakePHP 4</text:a></text:p>
          </text:list-item>
        </text:list>
      </text:section>
      <text:p text:style-name="P35">Share this Article</text:p>
      <text:list xml:id="list462522731" text:style-name="L18">
        <text:list-item>
          <text:p text:style-name="P47"/>
        </text:list-item>
      </text:list>
      <text:p text:style-name="Text_20_body">CakePHP 4 is a open source framework based on PHP language. It supports MVC pattern to work. For more basics about <text:a xlink:type="simple" xlink:href="https://onlinewebtutorblog.com/cakephp-4/cakephp-4-tutorial-for-beginners-complete-guide-step-by-step/" text:style-name="Internet_20_link" text:visited-style-name="Visited_20_Internet_20_Link"><text:span text:style-name="Strong_20_Emphasis">CakePHP 4 click here to go</text:span></text:a>.</text:p>
      <text:p text:style-name="Text_20_body">Components are a module of CakePHP 4 which shares it’s logic through out each controller. Inside this article we will see a commonly know component i.e AuthComponent of CakePHP 4 – <text:span text:style-name="Strong_20_Emphasis">Authentication Tutorial in CakePHP 4</text:span></text:p>
      <text:h text:style-name="Heading_20_2" text:outline-level="2">CakePHP 4.x Installation at System</text:h>
      <text:p text:style-name="Text_20_body">Before installation of CakePHP we need some system requirements and it’s configuration. Here, System configuration means Server, PHP, Extensions, Database etc.</text:p>
      <text:p text:style-name="Text_20_body">To know about basic installation settings to system, server to get this framework, you need to follow the guidelines of <text:a xlink:type="simple" xlink:href="https://book.cakephp.org/4/en/installation.html" office:target-frame-name="_blank" xlink:show="new" text:style-name="Internet_20_link" text:visited-style-name="Visited_20_Internet_20_Link"><text:span text:style-name="Strong_20_Emphasis">cakephp official document</text:span></text:a> of. This document makes clear about what we need initially to set the things in a better way.</text:p>
      <text:p text:style-name="Text_20_body">Additionally, we need composer at system. Composer is a tool which used to manage PHP dependencies, libraries etc .We will use composer to install CakePHP. So, first you need to install composer. If you have already installed or exists at your system, you can verify by command –</text:p>
      <text:p text:style-name="P13"><text:bookmark text:name="block-869b3bba-0e27-4360-9e77-611267c468282"/>$ <text:span text:style-name="Source_20_Text">composer</text:span></text:p>
      <text:p text:style-name="Text_20_body">If <text:span text:style-name="Strong_20_Emphasis">composer has been installed</text:span> then this command will <text:span text:style-name="Strong_20_Emphasis">list all available commands of composer</text:span> other wise you will get error something <text:span text:style-name="Strong_20_Emphasis">“composer command not found“</text:span>.</text:p>
      <text:p text:style-name="Text_20_body">Click here for the article – <text:a xlink:type="simple" xlink:href="https://onlinewebtutorblog.com/how-to-install-composer-in-ubuntu-18-04/" text:style-name="Internet_20_link" text:visited-style-name="Visited_20_Internet_20_Link"><text:span text:style-name="Strong_20_Emphasis">How to Install composer in ubuntu</text:span></text:a></text:p>
      <text:p text:style-name="Text_20_body">Assuming Composer exists at system.</text:p>
      <text:p text:style-name="Text_20_body">Let’s create a CakePHP project at system –</text:p>
      <text:p text:style-name="P13"><text:bookmark text:name="block-a3857629-1b77-4d56-b652-a0f1a46e94e62"/>$ <text:span text:style-name="Source_20_Text">composer create-project --prefer-dist cakephp/app:~4.0 mycakephp</text:span></text:p>
      <text:p text:style-name="Text_20_body"><text:soft-page-break/>Above command will <text:span text:style-name="Strong_20_Emphasis">creates a project</text:span> with the name called <text:span text:style-name="Strong_20_Emphasis">mycakephp</text:span>. </text:p>
      <text:p text:style-name="Horizontal_20_Line"/>
      <text:h text:style-name="Heading_20_2" text:outline-level="2"><text:bookmark text:name="What_are_Components_of_CakePHP_4"/>What are Components of CakePHP 4 ?</text:h>
      <text:p text:style-name="Text_20_body">Components are the functional section which is transparent to use. It shares it’s complete logic to each controller. Generally it’s a classes which we can use inside application via method </text:p>
      <text:p text:style-name="P13"><text:bookmark text:name="block-869b3bba-0e27-4360-9e77-611267c468283"/>$this-&gt;loadComponent(&lt;component_name&gt;)</text:p>
      <text:p text:style-name="Text_20_body">Components can be loaded either on individual controllers or using at Parent controller. I recommend to use to load component by parent Controller of application i.e AppController which is inside <text:span text:style-name="Strong_20_Emphasis">/src/Controller/AppController.php</text:span>.</text:p>
      <text:p text:style-name="Text_20_body">In AppController (parent controller) we have a constructor with the name of initialize() method. Have a look a code snippet as – </text:p>
      <text:section text:style-name="Sect1" text:name="Seção12">
        <text:p text:style-name="Text_20_body"><text:bookmark text:name="01"/>AppController</text:p>
        <text:p text:style-name="P17">// Constructor of AppController</text:p>
        <text:p text:style-name="P18">public function initialize(): void</text:p>
        <text:p text:style-name="P18">{</text:p>
        <text:p text:style-name="P18"><text:s text:c="2"/>parent::initialize();</text:p>
        <text:p text:style-name="P18">​</text:p>
        <text:p text:style-name="P18"><text:s text:c="2"/>$this-&gt;loadComponent('RequestHandler');</text:p>
        <text:p text:style-name="P18"><text:s text:c="2"/>$this-&gt;loadComponent('Flash');</text:p>
        <text:p text:style-name="P18">}</text:p>
      </text:section>
      <text:p text:style-name="Text_20_body">There are few components which CakePHP 4 provides by default –</text:p>
      <text:list xml:id="list890239765" text:style-name="L19">
        <text:list-item>
          <text:p text:style-name="P68"><text:span text:style-name="Strong_20_Emphasis">RequestHandler</text:span></text:p>
        </text:list-item>
        <text:list-item>
          <text:p text:style-name="P68"><text:span text:style-name="Strong_20_Emphasis">Flash</text:span></text:p>
        </text:list-item>
        <text:list-item>
          <text:p text:style-name="P68"><text:span text:style-name="Strong_20_Emphasis">Auth</text:span></text:p>
        </text:list-item>
        <text:list-item>
          <text:p text:style-name="P68"><text:span text:style-name="Strong_20_Emphasis">Security</text:span></text:p>
        </text:list-item>
        <text:list-item>
          <text:p text:style-name="P48"><text:span text:style-name="Strong_20_Emphasis">Pagination</text:span></text:p>
        </text:list-item>
      </text:list>
      <text:p text:style-name="Text_20_body">Also we can create own component in case if we need. There are very few simple steps to create, load and use it.</text:p>
      <text:p text:style-name="Text_20_body">Inside this article, we will discuss about <text:span text:style-name="Strong_20_Emphasis">Auth Component of CakePHP 4</text:span>.</text:p>
      <text:p text:style-name="Horizontal_20_Line"/>
      <text:h text:style-name="Heading_20_2" text:outline-level="2"><text:bookmark text:name="Auth_Component_in_CakePHP_4"/>Auth Component in CakePHP 4</text:h>
      <text:p text:style-name="Text_20_body">For every web application, authentication is a common process. Nowadays every application supports security features. Identification for a valid user, checking for robots, authentication steps to verify a human normally a common process. </text:p>
      <text:p text:style-name="Text_20_body">In CakePHP 4, Auth Component is also a default component provided to implement all authentication processes. It’s like a plugin which we can use by creating an instance of the class.</text:p>
      <text:p text:style-name="P13"><text:bookmark text:name="block-a9950b53-8655-429b-97fa-51a6cedba7d1"/>class AuthComponent(ComponentCollection $collection, array $config = [])</text:p>
      <text:p text:style-name="Text_20_body"><text:span text:style-name="Strong_20_Emphasis">$this-&gt;Auth</text:span> is an object which we can use for calling auth methods.</text:p>
      <text:p text:style-name="Text_20_body"><text:soft-page-break/>As, we have discussed to use any component in CakePHP we need to load it. Either we can load to parent controller or any of the controller. Inside this we will load it via Parent controller.</text:p>
      <text:section text:style-name="Sect1" text:name="Seção13">
        <text:p text:style-name="Text_20_body"><text:bookmark text:name="11"/>Load Auth</text:p>
        <text:p text:style-name="P17">// AppController constructor</text:p>
        <text:p text:style-name="P18">public function initialize(): void</text:p>
        <text:p text:style-name="P18">{</text:p>
        <text:p text:style-name="P18"><text:s text:c="2"/>parent::initialize();</text:p>
        <text:p text:style-name="P18"><text:s text:c="2"/>// load auth component</text:p>
        <text:p text:style-name="P18"><text:s text:c="2"/>$this-&gt;loadComponent("Auth");</text:p>
        <text:p text:style-name="P18">}</text:p>
      </text:section>
      <text:p text:style-name="Horizontal_20_Line"/>
      <text:h text:style-name="Heading_20_2" text:outline-level="2"><text:bookmark text:name="CakePHP_4_Auth_Component_Configuration"/>CakePHP 4 Auth Component Configuration</text:h>
      <text:p text:style-name="Text_20_body">We need to do some handlers settings of CakePHP 4 before using it. These are important settings. These settings plays their important roles while implementing Auth Component. First we should see the steps of handlers config –</text:p>
      <text:list xml:id="list1148434328" text:style-name="L20">
        <text:list-item>
          <text:p text:style-name="P69"><text:span text:style-name="Strong_20_Emphasis">Authentication type</text:span> – Inside Auth component in CakePHP 4, it support 3 authentication types. Types as <text:span text:style-name="Strong_20_Emphasis">Form, Basic, Digest</text:span>. We will use here a Form type to authenticate. In Form auth, we need to create form fields. The key we will use for it as <text:span text:style-name="Strong_20_Emphasis">authenticate</text:span>.</text:p>
        </text:list-item>
        <text:list-item>
          <text:p text:style-name="P69"><text:span text:style-name="Strong_20_Emphasis">Login Action</text:span> – We need to provide about login action in detail. Login action means about controller that is used to login and it’s method. It is used to open login panel layout. Also if suppose we are using prefix for controller then we need to include as well. Key used for this handler – <text:span text:style-name="Strong_20_Emphasis">loginAction</text:span>.</text:p>
        </text:list-item>
        <text:list-item>
          <text:p text:style-name="P69"><text:span text:style-name="Strong_20_Emphasis">Login Redirect</text:span> – Login redirect handler called when a valid used logs in. Means from loginAction user will open a form, fill the details and submit. After successful authentication login redirect specified controller and it’s method will be used. Like we may say a dashboard page for user. Key used for this as <text:span text:style-name="Strong_20_Emphasis">loginRedirect</text:span>.</text:p>
        </text:list-item>
        <text:list-item>
          <text:p text:style-name="P49"><text:span text:style-name="Strong_20_Emphasis">Logout Redirect</text:span> – When user clicks on Logout button of dashboard panel, then for logout this logout redirect handler will get called and work. Where user should go after logout we configure inside this key. The defined key we use for it as – <text:span text:style-name="Strong_20_Emphasis">logoutRedirect</text:span>.</text:p>
        </text:list-item>
      </text:list>
      <text:p text:style-name="Text_20_body">Let’s a complete configuration of above handlers into AuthComponent of CakePHP 4.</text:p>
      <text:section text:style-name="Sect1" text:name="Seção14">
        <text:p text:style-name="Text_20_body"><text:bookmark text:name="21"/>AuthComponent</text:p>
        <text:p text:style-name="P17">// AppController constructor</text:p>
        <text:p text:style-name="P18">public function initialize(): void</text:p>
        <text:p text:style-name="P18">{</text:p>
        <text:p text:style-name="P18"><text:s text:c="2"/>parent::initialize();</text:p>
        <text:p text:style-name="P18">​</text:p>
        <text:p text:style-name="P18"><text:s text:c="2"/>// load auth component</text:p>
        <text:p text:style-name="P18"><text:s text:c="2"/>$this-&gt;loadComponent("Auth", [</text:p>
        <text:p text:style-name="P18"><text:s text:c="4"/>"authenticate" =&gt; [</text:p>
        <text:p text:style-name="P18"><text:s text:c="6"/>"Form" =&gt; [ // using form type authenticate</text:p>
        <text:p text:style-name="P18"><text:s text:c="8"/>"fields" =&gt; [ // form fields used to login</text:p>
        <text:p text:style-name="P18"><text:s text:c="10"/>"username" =&gt; "email",</text:p>
        <text:p text:style-name="P18"><text:s text:c="10"/>"password" =&gt; "password"</text:p>
        <text:p text:style-name="P18"><text:s text:c="8"/>],</text:p>
        <text:p text:style-name="P18"><text:s text:c="8"/>"userModel" =&gt; "Users" // Model used to validate user</text:p>
        <text:p text:style-name="P18"><text:s text:c="6"/>]</text:p>
        <text:p text:style-name="P18"><text:s text:c="4"/>],</text:p>
        <text:p text:style-name="P18"><text:s text:c="4"/>"loginAction" =&gt; [ // /users/login - route</text:p>
        <text:p text:style-name="P18"><text:soft-page-break/><text:s text:c="6"/>"controller" =&gt; "Users", // controller</text:p>
        <text:p text:style-name="P18"><text:s text:c="6"/>"action" =&gt; "login" // method</text:p>
        <text:p text:style-name="P18"><text:s text:c="4"/>],</text:p>
        <text:p text:style-name="P18"><text:s text:c="4"/>"loginRedirect" =&gt; [ // /users/dashboard</text:p>
        <text:p text:style-name="P18"><text:s text:c="6"/>"controller" =&gt; "Dashboards",</text:p>
        <text:p text:style-name="P18"><text:s text:c="6"/>"action" =&gt; "index"</text:p>
        <text:p text:style-name="P18"><text:s text:c="4"/>],</text:p>
        <text:p text:style-name="P18"><text:s text:c="4"/>"logoutRedirect" =&gt; [ // /users/login</text:p>
        <text:p text:style-name="P18"><text:s text:c="6"/>"controller" =&gt; "Users",</text:p>
        <text:p text:style-name="P18"><text:s text:c="6"/>"action" =&gt; "login"</text:p>
        <text:p text:style-name="P18"><text:s text:c="4"/>]</text:p>
        <text:p text:style-name="P18"><text:s text:c="2"/>]);</text:p>
        <text:p text:style-name="P18">}</text:p>
      </text:section>
      <text:p text:style-name="Text_20_body">Suppose when we have developed application controllers inside a extra Admin directory like – <text:span text:style-name="Strong_20_Emphasis">/src/Controller/Admin</text:span>. It means we need to include in namespace of controllers and also on auth configuration. Because the controller we will use inside handlers is inside Admin folder. </text:p>
      <text:p text:style-name="Preformatted_20_Text"><text:bookmark text:name="block-bcc1f697-f316-4d16-ae5e-dffefe64f512"/>// /admin/users/login</text:p>
      <text:p text:style-name="Preformatted_20_Text"/>
      <text:p text:style-name="Preformatted_20_Text">"loginAction" =&gt; [ </text:p>
      <text:p text:style-name="Preformatted_20_Text"><text:s text:c="4"/>"controller" =&gt; "Users",</text:p>
      <text:p text:style-name="Preformatted_20_Text"><text:s text:c="4"/>"action" =&gt; "login",</text:p>
      <text:p text:style-name="Preformatted_20_Text"><text:s text:c="4"/>"prefix" =&gt; "Admin"</text:p>
      <text:p text:style-name="P13">]</text:p>
      <text:p text:style-name="Text_20_body">Her, we have taken a single handler to see how can we use prefix key. Same we need to do for all.</text:p>
      <text:p text:style-name="Horizontal_20_Line"/>
      <text:h text:style-name="Heading_20_2" text:outline-level="2"><text:bookmark text:name="Routes_Views_Controller_of_Auth_Component"/>Routes, Views &amp; Controller of Auth Component</text:h>
      <text:p text:style-name="Text_20_body">Routes config for application is an important redirection method. Every application has a routes configuration file to manage redirects. In CakePHP 4 we have <text:span text:style-name="Strong_20_Emphasis">/config/routes.php</text:span> file.</text:p>
      <text:p text:style-name="Text_20_body">As, we are using some routes for Auth handlers from above configurations. So, we need to set these routes into routes.php file.</text:p>
      <text:section text:style-name="Sect1" text:name="Seção15">
        <text:p text:style-name="Text_20_body"><text:bookmark text:name="31"/>Routes</text:p>
        <text:p text:style-name="P17"><text:s text:c="4"/>$route-&gt;connect("/users/login", ["controller" =&gt; "Users", "action" =&gt; "login"]);</text:p>
        <text:p text:style-name="P18"><text:s text:c="4"/>$route-&gt;connect("/users/dashboard", ["controller" =&gt; "Dashboards", "action" =&gt; "index"]);</text:p>
        <text:p text:style-name="P18"><text:s text:c="4"/>$route-&gt;connect("/users/logout", ["controller" =&gt; "Users", "action" =&gt; "logout"]);</text:p>
        <text:p text:style-name="P18">​</text:p>
      </text:section>
      <text:p text:style-name="Text_20_body">In loginAction, logoutRedirect we are using Users Controller &amp; action (method) is login. login is a method inside Users Controller. </text:p>
      <text:p text:style-name="Text_20_body">In this methods, we are handling 2 two request types – <text:span text:style-name="Strong_20_Emphasis">GET</text:span> &amp; <text:span text:style-name="Strong_20_Emphasis">POST</text:span>.</text:p>
      <text:p text:style-name="Text_20_body"><text:span text:style-name="Strong_20_Emphasis">GET Request type</text:span> – To open login page with form fields.</text:p>
      <text:p text:style-name="Text_20_body"><text:span text:style-name="Strong_20_Emphasis">POST Request type</text:span> – To Submit form data to validate user details.</text:p>
      <text:p text:style-name="Text_20_body">Let’s see the code of login method –</text:p>
      <text:section text:style-name="Sect1" text:name="Seção16">
        <text:p text:style-name="Text_20_body"><text:bookmark text:name="41"/>login()</text:p>
        <text:p text:style-name="P17">// login() of Users Controller</text:p>
        <text:p text:style-name="P18"><text:soft-page-break/>public function login()</text:p>
        <text:p text:style-name="P18">{</text:p>
        <text:p text:style-name="P18"><text:s text:c="2"/>// checking if user already logged in or not.</text:p>
        <text:p text:style-name="P18"><text:s text:c="2"/>// if logged in the $user_id will have id value of user else</text:p>
        <text:p text:style-name="P18"><text:s text:c="2"/>// empty value</text:p>
        <text:p text:style-name="P18"><text:s text:c="2"/>$user_id = $this-&gt;Auth-&gt;user("id");</text:p>
        <text:p text:style-name="P18">​</text:p>
        <text:p text:style-name="P18"><text:s text:c="2"/>if (!empty($user_id)) {</text:p>
        <text:p text:style-name="P18">​</text:p>
        <text:p text:style-name="P18"><text:s text:c="4"/>return $this-&gt;redirect("/admin");</text:p>
        <text:p text:style-name="P18"><text:s text:c="2"/>} else {</text:p>
        <text:p text:style-name="P18"><text:s text:c="4"/>// login page</text:p>
        <text:p text:style-name="P18"><text:s text:c="4"/>if ($this-&gt;request-&gt;is("post")) { // checking request type</text:p>
        <text:p text:style-name="P18"><text:s text:c="6"/>// validate the user from users table</text:p>
        <text:p text:style-name="P18"><text:s text:c="6"/>$userdata = $this-&gt;Auth-&gt;identify(); // default method of auth component</text:p>
        <text:p text:style-name="P18"><text:s text:c="6"/>if ($userdata) {</text:p>
        <text:p text:style-name="P18"><text:s text:c="8"/>// settings user data</text:p>
        <text:p text:style-name="P18"><text:s text:c="8"/>$this-&gt;Auth-&gt;setUser($userdata);</text:p>
        <text:p text:style-name="P18"><text:s text:c="8"/>return $this-&gt;redirect($this-&gt;Auth-&gt;redirectUrl());</text:p>
        <text:p text:style-name="P18"><text:s text:c="6"/>} else {</text:p>
        <text:p text:style-name="P18"><text:s text:c="8"/>$this-&gt;Flash-&gt;error("Invalid login details");</text:p>
        <text:p text:style-name="P18"><text:s text:c="6"/>}</text:p>
        <text:p text:style-name="P18"><text:s text:c="4"/>}</text:p>
        <text:p text:style-name="P18"><text:s text:c="2"/>}</text:p>
        <text:p text:style-name="P18"><text:s text:c="2"/>$this-&gt;set("title", "Site Title | Log In");</text:p>
        <text:p text:style-name="P18">}</text:p>
      </text:section>
      <text:p text:style-name="Text_20_body">Above code is given to open user login form and handling form submission as well.</text:p>
      <text:p text:style-name="Text_20_body">Let’s understand about available methods of AuthComponent.</text:p>
      <text:p text:style-name="Horizontal_20_Line"/>
      <text:h text:style-name="Heading_20_2" text:outline-level="2"><text:bookmark text:name="User_Identification_Methods_-_AuthComponent_CakePHP_4"/>User Identification Methods – AuthComponent CakePHP 4</text:h>
      <text:p text:style-name="Text_20_body">To understand this topic very clearly, go back to the login(). We can see inside that, we have some methods used. As we discussed previously about <text:span text:style-name="Strong_20_Emphasis"><text:span text:style-name="Emphasis">$this-&gt;Auth</text:span></text:span> instance which is of AuthComponent class.</text:p>
      <text:p text:style-name="Text_20_body">By the help of <text:span text:style-name="Strong_20_Emphasis">$this-&gt;Auth</text:span> instance will call some predefined methods which handles behind the screen about Authentication in application.</text:p>
      <text:p text:style-name="Text_20_body">Methods are – </text:p>
      <text:list xml:id="list1573093845" text:style-name="L21">
        <text:list-item>
          <text:p text:style-name="P70"><text:span text:style-name="Strong_20_Emphasis">$this-&gt;Auth-&gt;identify()</text:span> – This method is used to verify the login details of user. When we fill user details to form and submit, loginAction handler works. To check user existence at database, this method automatically takes care to match user details. If user exists then it returns the user data object with all details.</text:p>
        </text:list-item>
        <text:list-item>
          <text:p text:style-name="P70"><text:span text:style-name="Strong_20_Emphasis">$this-&gt;Auth-&gt;user(“id”)</text:span> – This method returns user <text:span text:style-name="Strong_20_Emphasis">ID</text:span> value after login. If it returns null or empty value it means their is no user logged in system.</text:p>
        </text:list-item>
        <text:list-item>
          <text:p text:style-name="P70"><text:span text:style-name="Strong_20_Emphasis">$this-&gt;Auth-&gt;setUser($userdata)</text:span> – setUser method sets user data to CakePHP session. The variable we have inside this method <text:span text:style-name="Strong_20_Emphasis">$userdata</text:span> is coming from method <text:span text:style-name="Strong_20_Emphasis">identify()</text:span>.</text:p>
        </text:list-item>
        <text:list-item>
          <text:p text:style-name="P50"><text:span text:style-name="Strong_20_Emphasis">$this-&gt;Auth-&gt;redirectUrl()</text:span> – redirectUrl() returns the loginRedirect handler url. If you go to this loginRedirect handler, you should see a controller &amp; method is associated with the call. So this method simply returns the URL of the user dahsboard.</text:p>
        </text:list-item>
      </text:list>
      <text:p text:style-name="Text_20_body">Successfully, we have seen about the method of <text:span text:style-name="Strong_20_Emphasis">AuthComponent</text:span> i.e <text:span text:style-name="Strong_20_Emphasis">$this-&gt;Auth</text:span>.</text:p>
      <text:p text:style-name="Horizontal_20_Line"/>
      <text:h text:style-name="Heading_20_2" text:outline-level="2"><text:bookmark text:name="Read_Session_Values_of_AuthComponent_CakePHP_4"/><text:soft-page-break/>Read Session Values of AuthComponent CakePHP 4</text:h>
      <text:p text:style-name="Text_20_body">Reading users data from session is very very simple. Open your AppController which is parent controller of application. Also when you dump data <text:span text:style-name="Strong_20_Emphasis">$this-&gt;Auth</text:span>, you will get all idea about data settings.</text:p>
      <text:p text:style-name="Text_20_body">In that controller we need to define a life cycle method as –</text:p>
      <text:section text:style-name="Sect1" text:name="Seção17">
        <text:p text:style-name="Text_20_body"><text:bookmark text:name="51"/>AppController</text:p>
        <text:p text:style-name="P17">function beforeRender(\Cake\Event\EventInterface $event)</text:p>
        <text:p text:style-name="P18">{</text:p>
        <text:p text:style-name="P18"><text:s text:c="3"/>// store user data to Auth variable.</text:p>
        <text:p text:style-name="P18"><text:s text:c="3"/>// we will use this Auth variable to get user data</text:p>
        <text:p text:style-name="P18"><text:s text:c="3"/>$this-&gt;set("Auth", $this-&gt;Auth-&gt;user());</text:p>
        <text:p text:style-name="P18">}</text:p>
      </text:section>
      <text:p text:style-name="Text_20_body">We have defined the Auth variable which have user data. Now, we need to call user values to view layout files.</text:p>
      <text:p text:style-name="Text_20_body">Suppose, <text:span text:style-name="Strong_20_Emphasis">$this-&gt;Auth-&gt;user() returns user object</text:span> which contains “name”, “email” keys. To access the value of name from that, we will use the syntax like – <text:span text:style-name="Strong_20_Emphasis">$Auth[‘name’]</text:span>. Auth is the variable which we have define inside beforeRender().</text:p>
      <text:p text:style-name="Text_20_body">Any template file in CakePHP 4, simplu use it – <text:span text:style-name="Strong_20_Emphasis">&lt;?php echo $Auth[‘name’] ?&gt; </text:span>OR <text:span text:style-name="Strong_20_Emphasis">&lt;?= $Auth[‘name’] ?&gt;</text:span></text:p>
      <text:p text:style-name="Text_20_body">Alternative, suppose we have used as <text:span text:style-name="Strong_20_Emphasis">$this-&gt;set(“Auth”, $this-&gt;Auth);</text:span> In that case in template files we need to use <text:span text:style-name="Strong_20_Emphasis">&lt;?= $Auth-&gt;user(‘name’) ?&gt;</text:span></text:p>
      <text:p text:style-name="Horizontal_20_Line"/>
      <text:h text:style-name="Heading_20_2" text:outline-level="2"><text:bookmark text:name="Allow_Routes_-_Auth_Settings_to_Controller"/>Allow Routes – Auth Settings to Controller</text:h>
      <text:p text:style-name="Text_20_body">In some cases we want to run some routes without login. What I mean, suppose we have used Users Controller in Auth Handlers as did previously. If we do so, then all the methods of UsersController are protected. They need a valid user to access, because they are now authenticated URLs.</text:p>
      <text:p text:style-name="Text_20_body">In that case we need to allow some routes in which we don’t need any login. So for that we have to use allow() method of <text:span text:style-name="Strong_20_Emphasis">$this-&gt;Auth</text:span>.</text:p>
      <text:section text:style-name="Sect1" text:name="Seção18">
        <text:p text:style-name="Text_20_body"><text:bookmark text:name="61"/>Controller</text:p>
        <text:p text:style-name="P17">public function beforeFilter(\Cake\Event\EventInterface $event)</text:p>
        <text:p text:style-name="P18">{</text:p>
        <text:p text:style-name="P18"><text:s text:c="2"/>// methods name we can pass here which we want to allow without login</text:p>
        <text:p text:style-name="P18"><text:s text:c="2"/>parent::beforeFilter($event);</text:p>
        <text:p text:style-name="P18"><text:s text:c="2"/>$this-&gt;Auth-&gt;allow(["site"]);</text:p>
        <text:p text:style-name="P18">}</text:p>
      </text:section>
      <text:p text:style-name="Horizontal_20_Line"/>
      <text:h text:style-name="Heading_20_2" text:outline-level="2"><text:bookmark text:name="User_Logout_-_Auth_Component_-_CakePHP_4"/>User Logout – Auth Component – CakePHP 4</text:h>
      <text:p text:style-name="Text_20_body">Logout functionality is that functional part of any portal where we destroy or flush user session values. </text:p>
      <text:p text:style-name="Text_20_body"><text:soft-page-break/>In CakePHP 4, AuthComponent provides a method to do this. <text:span text:style-name="Strong_20_Emphasis">$this-&gt;Auth-&gt;logout()</text:span>. This will destroy user session values and return logoutRedirect URL from auth component handler.</text:p>
      <text:p text:style-name="Text_20_body">Let’s see the code of logout() of UserController – </text:p>
      <text:section text:style-name="Sect1" text:name="Seção19">
        <text:p text:style-name="Text_20_body"><text:bookmark text:name="71"/>Logout</text:p>
        <text:p text:style-name="P17">// It will flush user session values and return logoutRedirect URL</text:p>
        <text:p text:style-name="P18">public function logout()</text:p>
        <text:p text:style-name="P18">{</text:p>
        <text:p text:style-name="P18"><text:s text:c="3"/>return $this-&gt;redirect($this-&gt;Auth-&gt;logout());</text:p>
        <text:p text:style-name="P18">}</text:p>
      </text:section>
      <text:p text:style-name="Text_20_body">We hope this article helped you to learn about Authentication Tutorial in CakePHP 4 in a very detailed way.</text:p>
      <text:p text:style-name="Text_20_body">If you liked this article, then please subscribe to our <text:a xlink:type="simple" xlink:href="https://www.youtube.com/onlinewebtutor?sub_confirmation=1" office:target-frame-name="_blank" xlink:show="new" text:style-name="Internet_20_link" text:visited-style-name="Visited_20_Internet_20_Link"><text:span text:style-name="Strong_20_Emphasis">YouTube Channel</text:span></text:a> for PHP &amp; it’s framework, WordPress, Node Js video tutorials. You can also find us on <text:a xlink:type="simple" xlink:href="https://twitter.com/owthub" office:target-frame-name="_blank" xlink:show="new" text:style-name="Internet_20_link" text:visited-style-name="Visited_20_Internet_20_Link"><text:span text:style-name="Strong_20_Emphasis">Twitter</text:span></text:a> and <text:a xlink:type="simple" xlink:href="https://www.facebook.com/owthub" office:target-frame-name="_blank" xlink:show="new" text:style-name="Internet_20_link" text:visited-style-name="Visited_20_Internet_20_Link"><text:span text:style-name="Strong_20_Emphasis">Facebook</text:span></text:a>.</text:p>
      <text:p text:style-name="Standard"><text:a xlink:type="simple" xlink:href="https://onlinewebtutorblog.com/authentication-tutorial-in-cakephp-4/" text:style-name="Internet_20_link" text:visited-style-name="Visited_20_Internet_20_Link">https://onlinewebtutorblog.com/authentication-tutorial-in-cakephp-4/</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5T08:29:34.855092680</meta:creation-date>
    <dc:date>2021-05-05T12:26:47.214274635</dc:date>
    <meta:editing-duration>PT3H57M4S</meta:editing-duration>
    <meta:editing-cycles>19</meta:editing-cycles>
    <meta:generator>LibreOffice/6.4.7.2$Linux_X86_64 LibreOffice_project/40$Build-2</meta:generator>
    <meta:document-statistic meta:table-count="0" meta:image-count="0" meta:object-count="0" meta:page-count="7" meta:paragraph-count="198" meta:word-count="1925" meta:character-count="12649" meta:non-whitespace-character-count="10609"/>
  </office:meta>
</office:document-meta>
</file>